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 unitaires : 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ests fonctionnels :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Connexion</text:p>
          </table:table-cell>
          <table:table-cell table:style-name="Tableau1.B1" office:value-type="string">
            <text:p text:style-name="Table_20_Contents">S'identifier à l'aide d'un identifiant et d'un mot de passe. Chaque personnel (médecin, administratif ou maintenance) doit être reconnu et engendrer l'obtention d'une interface utilisateur différente.</text:p>
          </table:table-cell>
        </table:table-row>
        <table:table-row>
          <table:table-cell table:style-name="Tableau1.A2" office:value-type="string">
            <text:p text:style-name="Table_20_Contents">Création d'un patient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cherche d'un patient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éconnexion 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58:01.70</meta:creation-date>
    <dc:date>2015-03-06T16:13:26.15</dc:date>
    <meta:editing-duration>PT15M25S</meta:editing-duration>
    <meta:editing-cycles>3</meta:editing-cycles>
    <meta:generator>OpenOffice.org/3.4.1$Win32 OpenOffice.org_project/341m1$Build-9593</meta:generator>
    <meta:document-statistic meta:table-count="2" meta:image-count="0" meta:object-count="0" meta:page-count="1" meta:paragraph-count="7" meta:word-count="40" meta:character-count="302"/>
  </office:meta>
</office:document-meta>
</file>